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Rul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Arg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setMessageKey(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setArg( String message , boolean isKey , String bundle , Integer 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Arg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ValidatorRule( String ru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Rule.getArg( Integer 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Arg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getMessag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getRu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rg.i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rg.MessageArg( String message , boolean isKey , String bundle , Integer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Rule.set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ule.setVar( String name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